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hosphate" svg:font-family="Phosphate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6.2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7.253cm" loext:decorative="false"/>
      <style:paragraph-properties style:writing-mode="lr-tb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 fo:min-height="0.5cm" fo:min-width="12.75cm" loext:decorative="false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 fo:min-height="0.5cm" fo:min-width="13.25cm" loext:decorative="false"/>
    </style:style>
    <style:style style:name="P1" style:family="paragraph">
      <style:text-properties style:font-name="Arial Black" fo:font-size="162pt" fo:font-weight="normal" style:font-size-asian="162pt" style:font-weight-asian="normal" style:font-size-complex="162pt" style:font-weight-complex="normal"/>
    </style:style>
    <style:style style:name="P2" style:family="paragraph">
      <loext:graphic-properties draw:fill="none" draw:fill-color="#ffffff"/>
      <style:text-properties style:font-name="Arial Black" fo:font-size="162pt" fo:font-weight="normal" style:font-size-asian="162pt" style:font-weight-asian="normal" style:font-size-complex="162pt" style:font-weight-complex="normal"/>
    </style:style>
    <style:style style:name="P3" style:family="paragraph">
      <style:text-properties style:font-name="Arial Black" fo:font-size="170pt" fo:font-weight="bold" style:font-size-asian="170pt" style:font-weight-asian="bold" style:font-size-complex="170pt" style:font-weight-complex="bold"/>
    </style:style>
    <style:style style:name="P4" style:family="paragraph">
      <loext:graphic-properties draw:fill="none" draw:fill-color="#ffffff"/>
      <style:text-properties style:font-name="Arial Black" fo:font-size="170pt" fo:font-weight="bold" style:font-size-asian="170pt" style:font-weight-asian="bold" style:font-size-complex="170pt" style:font-weight-complex="bold"/>
    </style:style>
    <style:style style:name="P5" style:family="paragraph">
      <loext:graphic-properties draw:fill="solid" draw:fill-color="#ff0000"/>
      <style:paragraph-properties fo:text-align="center"/>
    </style:style>
    <style:style style:name="T1" style:family="text">
      <style:text-properties style:font-name="Arial Black" fo:font-size="162pt" fo:font-weight="normal" style:font-size-asian="162pt" style:font-weight-asian="normal" style:font-size-complex="162pt" style:font-weight-complex="normal"/>
    </style:style>
    <style:style style:name="T2" style:family="text">
      <style:text-properties style:font-name="Arial Black" fo:font-size="170pt" fo:font-weight="bold" style:font-size-asian="170pt" style:font-weight-asian="bold" style:font-size-complex="17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4.5cm" svg:height="8.312cm" svg:x="6cm" svg:y="4.05cm">
          <draw:text-box>
            <text:p text:style-name="P1"><text:span text:style-name="T1">RUN</text:span></text:p>
          </draw:text-box>
        </draw:frame>
        <draw:frame draw:style-name="gr2" draw:text-style-name="P4" draw:layer="layout" svg:width="14.25cm" svg:height="8.713cm" svg:x="6cm" svg:y="8.404cm">
          <draw:text-box>
            <text:p text:style-name="P3"><text:span text:style-name="T2">BSD</text:span></text:p>
          </draw:text-box>
        </draw:frame>
        <draw:custom-shape draw:style-name="gr3" draw:text-style-name="P5" draw:layer="layout" svg:width="13.25cm" svg:height="0.75cm" svg:x="6.45cm" svg:y="5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3.75cm" svg:height="0.75cm" svg:x="6.5cm" svg:y="15.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hosphate" svg:font-family="Phosphate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5:21:54.966302138</meta:creation-date>
    <dc:date>2025-02-06T15:31:00.186337241</dc:date>
    <meta:editing-duration>PT9M6S</meta:editing-duration>
    <meta:editing-cycles>3</meta:editing-cycles>
    <meta:generator>LibreOffice/24.8.4.2$MacOSX_X86_64 LibreOffice_project/bb3cfa12c7b1bf994ecc5649a80400d06cd71002</meta:generator>
    <meta:document-statistic meta:object-count="4"/>
  </office:meta>
</office:document-meta>
</file>